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200%" style:text-autospace="none"/>
      <style:text-properties fo:color="#000000" style:text-line-through-style="none" style:font-name="Calibri" fo:font-size="11pt" style:text-underline-style="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line-height="200%"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line-height="200%" style:text-autospace="none"/>
      <style:text-properties fo:color="#000000" style:text-line-through-styl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 style:family="paragraph" style:parent-style-name="Standard">
      <style:paragraph-properties fo:line-height="200%" style:text-autospace="none"/>
      <style:text-properties fo:color="#000000" style:text-line-through-style="none" style:font-name="Calibri"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5" style:family="paragraph" style:parent-style-name="Standard">
      <style:paragraph-properties fo:line-height="200%" style:text-autospace="none"/>
      <style:text-properties fo:color="#000000" style:text-line-through-style="none" style:font-name="Calibri" fo:font-size="11pt" fo:font-style="italic" style:text-underline-style="none" fo:font-weight="bold" style:font-name-asian="Calibri" style:font-size-asian="11pt" style:font-style-asian="italic" style:font-weight-asian="bold" style:font-name-complex="Calibri" style:font-size-complex="11pt" style:font-style-complex="italic" style:font-weight-complex="bold"/>
    </style:style>
    <style:style style:name="P6" style:family="paragraph" style:parent-style-name="Standard">
      <style:paragraph-properties fo:line-height="200%"/>
    </style:style>
    <style:style style:name="P7" style:family="paragraph" style:parent-style-name="Standard">
      <style:paragraph-properties fo:line-height="200%" style:text-autospace="none"/>
    </style:style>
    <style:style style:name="P8" style:family="paragraph" style:parent-style-name="Standard">
      <style:paragraph-properties fo:line-height="200%" style:text-autospace="none"/>
      <style:text-properties style:font-name="Calibri1" fo:font-size="12pt"/>
    </style:style>
    <style:style style:name="P9" style:family="paragraph" style:parent-style-name="Standard">
      <style:paragraph-properties fo:line-height="200%" style:text-autospace="none"/>
      <style:text-properties fo:color="#000000" style:text-line-through-style="none" style:font-name="Calibri" fo:font-size="11pt" style:text-underline-style="none" fo:font-weight="bold" style:font-name-asian="Calibri" style:font-size-asian="11pt" style:font-weight-asian="bold" style:font-name-complex="Calibri" style:font-size-complex="11pt" style:font-weight-complex="bold"/>
    </style:style>
    <style:style style:name="T1" style:family="text">
      <style:text-properties fo:color="#000000" style:font-name="Calibri" fo:font-size="12pt" fo:font-weight="bold" style:font-name-asian="Calibri" style:font-size-asian="12pt" style:font-weight-asian="bold" style:font-name-complex="Calibri" style:font-size-complex="12pt" style:font-weight-complex="bold"/>
    </style:style>
    <style:style style:name="T2" style:family="text">
      <style:text-properties fo:color="#000000" style:font-name="Calibri" fo:font-size="11pt" fo:font-weight="bold" style:font-name-asian="Calibri" style:font-size-asian="11pt" style:font-weight-asian="bold" style:font-name-complex="Calibri"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text:span text:style-name="T1"><text:s/>Francis Cottrell-Eshaghi</text:span><text:span text:style-name="T2"> </text:span></text:p>
      <text:p text:style-name="P2">UN 2001 R03/R04 </text:p>
      <text:p text:style-name="P2">29 October 2011 </text:p>
      <text:p text:style-name="P2">Project #2: Reflection</text:p>
      <text:p text:style-name="P2"><text:s/>Word Count: <text:word-count>273</text:word-count></text:p>
      <text:p text:style-name="P2">Did your paper come out as planed: </text:p>
      <text:p text:style-name="P1">No my paper did not come out as planed. The first thing I wanted to talk about was the bakemongotari manga series because it was something I actually in the process of getting unfortunately there is not much content for me to make it into a project. The only thing I would have been able to give would be translated b.b.s <text:s/>which would not satisfy the needs for this project. Thus I when for something easier, a dog.</text:p>
      <text:p text:style-name="P2">Did you learn something new?:</text:p>
      <text:p text:style-name="P1">Indeed I did, I learned a lot about the bishon dog. For instance I learned about the bishon buzz, this was advantageous because it allowed me to understand some of my moms dog behavior who is half bishon. Then later was able to teach my mom a little. I also learned its hard to argue for what you want, because really who gives a flying #$%^ but you.</text:p>
      <text:p text:style-name="P2">What would have helped? </text:p>
      <text:p text:style-name="P1">It would have helped if my interests where more popular, also I think if the dog was more like a artificial product that was promoted by a website such as a new phone would be it would be easier to argue about. For instance, I want this phone because it is 3 times the capacity of my old phone. </text:p>
      <text:p text:style-name="P2">What would you do differently: </text:p>
      <text:p text:style-name="P1">I switched to a dog because I though it would be easier. After going though the experience I would have done something more artificial such as a new computer witch is more quantifiable.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1T18:18:05.89</meta:creation-date>
    <dc:date>2011-10-30T21:48:41.70</dc:date>
    <meta:editing-duration>PT3H52M17S</meta:editing-duration>
    <meta:editing-cycles>8</meta:editing-cycles>
    <meta:generator>OpenOffice.org/3.3$Win32 OpenOffice.org_project/330m20$Build-9567</meta:generator>
    <meta:document-statistic meta:table-count="0" meta:image-count="0" meta:object-count="0" meta:page-count="1" meta:paragraph-count="13" meta:word-count="273" meta:character-count="1461"/>
  </office:meta>
</office:document-meta>
</file>